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4619*"/>
    </style:style>
    <style:style style:name="Tabela2.B" style:family="table-column">
      <style:table-column-properties style:column-width="8.853cm" style:rel-column-width="5019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officeooo:paragraph-rsid="001292c9" style:font-size-asian="12pt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292c9" style:font-size-asian="12pt" style:font-size-complex="12pt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136b2a" style:font-size-asian="12pt" style:font-size-complex="12pt"/>
    </style:style>
    <style:style style:name="P8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9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215668" officeooo:paragraph-rsid="00215668" style:font-weight-asian="normal" style:font-weight-complex="normal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Times New Roman" fo:font-size="12pt" officeooo:rsid="00215668" officeooo:paragraph-rsid="00215668" style:font-size-asian="12pt" style:font-size-complex="12pt"/>
    </style:style>
    <style:style style:name="P23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4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6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7" style:family="paragraph" style:parent-style-name="Standard">
      <style:text-properties fo:color="#000000" loext:opacity="100%" style:font-name="Times New Roman" fo:font-size="12pt" fo:font-style="normal" fo:font-weight="normal" officeooo:rsid="0021ef80" officeooo:paragraph-rsid="0021ef80" style:font-size-asian="12pt" style:font-style-asian="normal" style:font-weight-asian="normal" style:font-size-complex="12pt"/>
    </style:style>
    <style:style style:name="P28" style:family="paragraph" style:parent-style-name="Standard">
      <style:text-properties fo:color="#000000" loext:opacity="100%" style:font-name="Times New Roman" fo:font-size="12pt" fo:font-style="normal" fo:font-weight="normal" officeooo:rsid="00234111" officeooo:paragraph-rsid="00234111" style:font-size-asian="12pt" style:font-style-asian="normal" style:font-weight-asian="normal" style:font-size-complex="12pt"/>
    </style:style>
    <style:style style:name="P29" style:family="paragraph" style:parent-style-name="Standard">
      <style:text-properties style:font-name="Times New Roman" fo:font-size="12pt" officeooo:rsid="001292c9" officeooo:paragraph-rsid="00234111" style:font-size-asian="12pt" style:font-size-complex="12pt"/>
    </style:style>
    <style:style style:name="P30" style:family="paragraph" style:parent-style-name="Standard">
      <style:text-properties style:font-name="Times New Roman" fo:font-size="12pt" fo:font-weight="bold" officeooo:rsid="00267897" officeooo:paragraph-rsid="00267897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Times New Roman" fo:font-size="12pt" officeooo:rsid="00267897" officeooo:paragraph-rsid="00267897" style:font-size-asian="12pt" style:font-size-complex="12pt"/>
    </style:style>
    <style:style style:name="P32" style:family="paragraph" style:parent-style-name="Standard">
      <style:text-properties style:font-name="Times New Roman" fo:font-size="12pt" officeooo:rsid="00283fae" officeooo:paragraph-rsid="00283fa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font-style="normal" style:font-style-asian="normal"/>
    </style:style>
    <style:style style:name="T5" style:family="text">
      <style:text-properties fo:color="#000000" loext:opacity="100%" style:font-name="Times New Roman" fo:font-size="12pt" fo:font-style="normal" style:font-size-asian="12pt" style:font-style-asian="normal" style:font-size-complex="12pt"/>
    </style:style>
    <style:style style:name="T6" style:family="text">
      <style:text-properties officeooo:rsid="0016ee3d"/>
    </style:style>
    <style:style style:name="T7" style:family="text">
      <style:text-properties officeooo:rsid="00190f79"/>
    </style:style>
    <style:style style:name="T8" style:family="text">
      <style:text-properties fo:font-style="normal" officeooo:rsid="00190f79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nivel</text:span><text:span text:style-name="T2">;</text:span></text:p>
          </table:table-cell>
          <table:table-cell table:style-name="Tabela1.B2" office:value-type="string">
            <text:p text:style-name="P5">self.nivel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forca</text:span><text:span text:style-name="T2">;</text:span></text:p>
          </table:table-cell>
          <table:table-cell table:style-name="Tabela1.B2" office:value-type="string">
            <text:p text:style-name="P5">self.forca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inteligencia</text:span><text:span text:style-name="T2">;</text:span></text:p>
          </table:table-cell>
          <table:table-cell table:style-name="Tabela1.B2" office:value-type="string">
            <text:p text:style-name="P5">self.inteligencia</text:p>
          </table:table-cell>
        </table:table-row>
        <table:table-row>
          <table:table-cell table:style-name="Tabela1.A2" office:value-type="string">
            <text:p text:style-name="P4"><text:span text:style-name="T2">private int </text:span><text:span text:style-name="T2">base_player </text:span><text:span text:style-name="T2">= </text:span><text:span text:style-name="T2">50</text:span><text:span text:style-name="T2">;</text:span></text:p>
          </table:table-cell>
          <table:table-cell table:style-name="Tabela1.B2" office:value-type="string">
            <text:p text:style-name="P5">self.base_player = 50</text:p>
          </table:table-cell>
        </table:table-row>
        <table:table-row>
          <table:table-cell table:style-name="Tabela1.A2" office:value-type="string">
            <text:p text:style-name="P6"><text:span text:style-name="T3">private int </text:span><text:span text:style-name="T3">estaminaBase</text:span><text:span text:style-name="T3">;</text:span></text:p>
          </table:table-cell>
          <table:table-cell table:style-name="Tabela1.B2" office:value-type="string">
            <text:p text:style-name="P5">self.estaminaBase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estamina</text:span><text:span text:style-name="T3">;</text:span></text:p>
          </table:table-cell>
          <table:table-cell table:style-name="Tabela1.B2" office:value-type="string">
            <text:p text:style-name="P8">self.estamina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manaBase</text:span><text:span text:style-name="T3">;</text:span></text:p>
          </table:table-cell>
          <table:table-cell table:style-name="Tabela1.B2" office:value-type="string">
            <text:p text:style-name="P8">self.manaBase</text:p>
          </table:table-cell>
        </table:table-row>
        <table:table-row>
          <table:table-cell table:style-name="Tabela1.A2" office:value-type="string">
            <text:p text:style-name="P7"><text:span text:style-name="T3">private int </text:span><text:span text:style-name="T3">mana</text:span><text:span text:style-name="T3">;</text:span></text:p>
          </table:table-cell>
          <table:table-cell table:style-name="Tabela1.B2" office:value-type="string">
            <text:p text:style-name="P8">self.mana</text:p>
          </table:table-cell>
        </table:table-row>
      </table:table>
      <text:p text:style-name="P1"/>
      <text:p text:style-name="P9"/>
      <text:p text:style-name="P10">Métodos: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Java</text:p>
          </table:table-cell>
          <table:table-cell table:style-name="Tabela2.A1" office:value-type="string">
            <text:p text:style-name="P11">Python</text:p>
          </table:table-cell>
        </table:table-row>
        <table:table-row>
          <table:table-cell table:style-name="Tabela2.A2" office:value-type="string">
            <text:p text:style-name="P12"><text:span text:style-name="T4">public int </text:span><text:span text:style-name="T4">setAtributos</text:span><text:span text:style-name="T4">(</text:span><text:span text:style-name="T4">int </text:span><text:span text:style-name="T4">valor)</text:span></text:p>
          </table:table-cell>
          <table:table-cell table:style-name="Tabela2.B2" office:value-type="string">
            <text:p text:style-name="P13">setAtributos(self, valor)</text:p>
          </table:table-cell>
        </table:table-row>
        <table:table-row>
          <table:table-cell table:style-name="Tabela2.A1" office:value-type="string">
            <text:p text:style-name="P14">Função usada para configurar setEstaminaBase e setManaBase, não é usada para outras finalidades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2"><text:span text:style-name="T4">public void </text:span><text:span text:style-name="T4">setEstaminaBase</text:span><text:span text:style-name="T4">()</text:span></text:p>
          </table:table-cell>
          <table:table-cell table:style-name="Tabela2.B2" office:value-type="string">
            <text:p text:style-name="P13">setEstaminaBase(self)</text:p>
          </table:table-cell>
        </table:table-row>
        <table:table-row>
          <table:table-cell table:style-name="Tabela2.A5" office:value-type="string">
            <text:p text:style-name="P16"><text:span text:style-name="T5">public int </text:span><text:span text:style-name="T5">getEstaminaBase</text:span><text:span text:style-name="T5">()</text:span></text:p>
          </table:table-cell>
          <table:table-cell table:style-name="Tabela2.B5" office:value-type="string">
            <text:p text:style-name="P13">getEstaminaBase(self<text:span text:style-name="T6">)</text:span></text:p>
          </table:table-cell>
        </table:table-row>
        <table:table-row>
          <table:table-cell table:style-name="Tabela2.A1" office:value-type="string">
            <text:p text:style-name="P17">EstaminaBase é configurada de acordo com a forca, por isso não pede parâmetro.</text:p>
          </table:table-cell>
          <table:table-cell table:style-name="Tabela2.A1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2"><text:span text:style-name="T4">public void </text:span><text:span text:style-name="T4">setEstamina</text:span><text:span text:style-name="T4">(</text:span><text:span text:style-name="T4">int </text:span><text:span text:style-name="T4">valor)</text:span></text:p>
          </table:table-cell>
          <table:table-cell table:style-name="Tabela2.B2" office:value-type="string">
            <text:p text:style-name="P13">setEstamina(self, estamina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Estamina</text:span><text:span text:style-name="T4">()</text:span></text:p>
          </table:table-cell>
          <table:table-cell table:style-name="Tabela2.B5" office:value-type="string">
            <text:p text:style-name="P20">getEstamina(self)</text:p>
          </table:table-cell>
        </table:table-row>
        <table:table-row>
          <table:table-cell table:style-name="Tabela2.A1" office:value-type="string">
            <text:p text:style-name="P15"/>
            <text:p text:style-name="P15"/>
            <text:p text:style-name="P15"/>
          </table:table-cell>
          <table:table-cell table:style-name="Tabela2.A1" office:value-type="string">
            <text:p text:style-name="P15"/>
          </table:table-cell>
        </table:table-row>
        <text:soft-page-break/>
        <table:table-row>
          <table:table-cell table:style-name="Tabela2.A2" office:value-type="string">
            <text:p text:style-name="P19"><text:span text:style-name="T4">public void </text:span><text:span text:style-name="T4">setManaBase</text:span><text:span text:style-name="T4">()</text:span></text:p>
          </table:table-cell>
          <table:table-cell table:style-name="Tabela2.B2" office:value-type="string">
            <text:p text:style-name="P21">setManaBase(self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ManaBase</text:span><text:span text:style-name="T4">()</text:span></text:p>
          </table:table-cell>
          <table:table-cell table:style-name="Tabela2.B5" office:value-type="string">
            <text:p text:style-name="P21">getManaBase(self)</text:p>
          </table:table-cell>
        </table:table-row>
        <table:table-row>
          <table:table-cell table:style-name="Tabela2.A1" office:value-type="string">
            <text:p text:style-name="P22">ManaBase é configurada de acordo com a inteligencia, por isso não pede parâmetro.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</text:span><text:span text:style-name="T4">setMana</text:span><text:span text:style-name="T4">(</text:span><text:span text:style-name="T4">int </text:span>valor<text:span text:style-name="T4">)</text:span></text:p>
          </table:table-cell>
          <table:table-cell table:style-name="Tabela2.B2" office:value-type="string">
            <text:p text:style-name="P21">setMana(self, mana<text:span text:style-name="T7">)</text:span>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Mana</text:span><text:span text:style-name="T4">(</text:span><text:span text:style-name="T8">)</text:span></text:p>
          </table:table-cell>
          <table:table-cell table:style-name="Tabela2.B5" office:value-type="string">
            <text:p text:style-name="P21">getMan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<text:span text:style-name="T4">public void </text:span><text:span text:style-name="T4">setNivel</text:span><text:span text:style-name="T4">(</text:span><text:span text:style-name="T4">int </text:span><text:span text:style-name="T4">nivel)</text:span></text:p>
          </table:table-cell>
          <table:table-cell table:style-name="Tabela2.B2" office:value-type="string">
            <text:p text:style-name="P21">setNivel(self, nivel)</text:p>
          </table:table-cell>
        </table:table-row>
        <table:table-row>
          <table:table-cell table:style-name="Tabela2.A5" office:value-type="string">
            <text:p text:style-name="P23"><text:span text:style-name="T4">public int </text:span><text:span text:style-name="T4">getNivel</text:span><text:span text:style-name="T4">()</text:span></text:p>
          </table:table-cell>
          <table:table-cell table:style-name="Tabela2.B5" office:value-type="string">
            <text:p text:style-name="P24">getNivel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25">void setForca(int forca)</text:p>
          </table:table-cell>
          <table:table-cell table:style-name="Tabela2.B2" office:value-type="string">
            <text:p text:style-name="P20">setForca(self, valor)</text:p>
          </table:table-cell>
        </table:table-row>
        <table:table-row>
          <table:table-cell table:style-name="Tabela2.A5" office:value-type="string">
            <text:p text:style-name="P26">public int getForca()</text:p>
          </table:table-cell>
          <table:table-cell table:style-name="Tabela2.B5" office:value-type="string">
            <text:p text:style-name="P20">getForca(self)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9">void setInteligencia(int inteligencia)</text:p>
          </table:table-cell>
          <table:table-cell table:style-name="Tabela2.B2" office:value-type="string">
            <text:p text:style-name="P21">setInteligencia(self, valor)</text:p>
          </table:table-cell>
        </table:table-row>
        <table:table-row>
          <table:table-cell table:style-name="Tabela2.A5" office:value-type="string">
            <text:p text:style-name="P19"><text:span text:style-name="T4">public int </text:span><text:span text:style-name="T4">getInteligencia</text:span><text:span text:style-name="T4">()</text:span></text:p>
          </table:table-cell>
          <table:table-cell table:style-name="Tabela2.B5" office:value-type="string">
            <text:p text:style-name="P21">getInteligencia(self):</text:p>
          </table:table-cell>
        </table:table-row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/>
          </table:table-cell>
        </table:table-row>
      </table:table>
      <text:p text:style-name="P10"/>
      <text:p text:style-name="P27">Para testar a Classe atributosBasicos é preciso apenas testar os métodos que pedem parâmetros, no caso dos “Sets”, e dar print nos gets. Interessante fazer pelo menos 3 interações com cada método testável. </text:p>
      <text:p text:style-name="P28"/>
      <text:p text:style-name="P29"/>
      <text:p text:style-name="P30">Class PosicaoBase</text:p>
      <text:p text:style-name="P29"/>
      <text:p text:style-name="P29"/>
      <text:p text:style-name="P31">pxBase, px, pyBase, py --- metodos set e get Básicos.</text:p>
      <text:p text:style-name="P31"/>
      <text:p text:style-name="P32">Classe até o momento bem simples.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24T11:00:36.875867000</dc:date>
    <meta:editing-duration>PT16H3M19S</meta:editing-duration>
    <meta:editing-cycles>18</meta:editing-cycles>
    <meta:generator>LibreOffice/25.2.2.2$Windows_X86_64 LibreOffice_project/7370d4be9e3cf6031a51beef54ff3bda878e3fac</meta:generator>
    <meta:document-statistic meta:table-count="2" meta:image-count="0" meta:object-count="0" meta:page-count="2" meta:paragraph-count="63" meta:word-count="217" meta:character-count="1738" meta:non-whitespace-character-count="1580"/>
  </office:meta>
</office:document-meta>
</file>